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postgres-16-alpine-trivy.json</text:p>
      <text:p>
Target: postgres:16-alpine (alpine 3.23.0)</text:p>
      <text:p>
Target: usr/local/bin/gosu</text:p>
      <text:p>  [1] CVE-2025-58183 (HIGH): golang: archive/tar: Unbounded allocation when parsing GNU sparse map</text:p>
      <text:p>  [2] CVE-2025-58186 (HIGH): Despite HTTP headers having a default limit of 1MB, the number of cook ...</text:p>
      <text:p>  [3] CVE-2025-58187 (HIGH): Due to the design of the name constraint checking algorithm, the proce ...</text:p>
      <text:p>  [4] CVE-2025-61729 (HIGH): crypto/x509: Excessive resource consumption when printing error string for host certificate validation in crypto/x509</text:p>
      <text:p>  [5] CVE-2025-47912 (MEDIUM): net/url: Insufficient validation of bracketed IPv6 hostnames in net/url</text:p>
      <text:p>  [6] CVE-2025-58185 (MEDIUM): encoding/asn1: Parsing DER payload can cause memory exhaustion in encoding/asn1</text:p>
      <text:p>  [7] CVE-2025-58188 (MEDIUM): crypto/x509: golang: Panic when validating certificates with DSA public keys in crypto/x509</text:p>
      <text:p>  [8] CVE-2025-58189 (MEDIUM): crypto/tls: go crypto/tls ALPN negotiation error contains attacker controlled information</text:p>
      <text:p>  [9] CVE-2025-61723 (MEDIUM): encoding/pem: Quadratic complexity when parsing some invalid inputs in encoding/pem</text:p>
      <text:p>  [10] CVE-2025-61724 (MEDIUM): net/textproto: Excessive CPU consumption in Reader.ReadResponse in net/textproto</text:p>
      <text:p>  [11] CVE-2025-61725 (MEDIUM): net/mail: Excessive CPU consumption in ParseAddress in net/mail</text:p>
      <text:p>  [12] CVE-2025-61727 (MEDIUM): An excluded subdomain constraint in a certificate chain does not restr 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